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12bd" officeooo:paragraph-rsid="000612bd"/>
    </style:style>
    <style:style style:name="P2" style:family="paragraph" style:parent-style-name="Text_20_body">
      <style:paragraph-properties fo:text-align="center" style:justify-single-word="false"/>
      <style:text-properties fo:font-size="10.5pt" officeooo:rsid="000612bd" officeooo:paragraph-rsid="000612bd" style:font-size-asian="9.14999961853027pt" style:font-size-complex="10.5pt"/>
    </style:style>
    <style:style style:name="P3" style:family="paragraph" style:parent-style-name="Text_20_body">
      <style:text-properties officeooo:rsid="0008932b" officeooo:paragraph-rsid="0008932b"/>
    </style:style>
    <style:style style:name="P4" style:family="paragraph" style:parent-style-name="Text_20_body">
      <style:text-properties officeooo:rsid="000a5ab5" officeooo:paragraph-rsid="000a5ab5"/>
    </style:style>
    <style:style style:name="P5" style:family="paragraph" style:parent-style-name="Text_20_body">
      <style:text-properties officeooo:rsid="000bec4c" officeooo:paragraph-rsid="000bec4c"/>
    </style:style>
    <style:style style:name="P6" style:family="paragraph" style:parent-style-name="Text_20_body">
      <style:text-properties officeooo:rsid="000dc3a8" officeooo:paragraph-rsid="000dc3a8"/>
    </style:style>
    <style:style style:name="P7" style:family="paragraph" style:parent-style-name="Text_20_body">
      <style:text-properties officeooo:rsid="000f7422" officeooo:paragraph-rsid="000f7422"/>
    </style:style>
    <style:style style:name="P8" style:family="paragraph" style:parent-style-name="Text_20_body">
      <style:text-properties fo:font-size="6pt" style:font-size-asian="6pt" style:font-size-complex="6pt"/>
    </style:style>
    <style:style style:name="P9" style:family="paragraph" style:parent-style-name="Text_20_body">
      <style:text-properties fo:font-size="6pt" officeooo:paragraph-rsid="00116577" style:font-size-asian="6pt" style:font-size-complex="6pt"/>
    </style:style>
    <style:style style:name="P10" style:family="paragraph" style:parent-style-name="Title">
      <style:text-properties officeooo:rsid="000612bd" officeooo:paragraph-rsid="000612bd"/>
    </style:style>
    <style:style style:name="T1" style:family="text">
      <style:text-properties officeooo:rsid="0006a8ee"/>
    </style:style>
    <style:style style:name="T2" style:family="text">
      <style:text-properties fo:font-style="italic" style:font-style-asian="italic" style:font-style-complex="italic"/>
    </style:style>
    <style:style style:name="T3" style:family="text">
      <style:text-properties fo:font-style="italic" officeooo:rsid="000a5ab5" style:font-style-asian="italic" style:font-style-complex="italic"/>
    </style:style>
    <style:style style:name="T4" style:family="text">
      <style:text-properties fo:font-style="italic" officeooo:rsid="000bec4c" style:font-style-asian="italic" style:font-style-complex="italic"/>
    </style:style>
    <style:style style:name="T5" style:family="text">
      <style:text-properties fo:font-style="italic" officeooo:rsid="000f7422" style:font-style-asian="italic" style:font-style-complex="italic"/>
    </style:style>
    <style:style style:name="T6" style:family="text">
      <style:text-properties fo:font-style="italic" officeooo:rsid="0011657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5ab5" style:font-style-asian="normal" style:font-style-complex="normal"/>
    </style:style>
    <style:style style:name="T9" style:family="text">
      <style:text-properties fo:font-style="normal" officeooo:rsid="000bec4c" style:font-style-asian="normal" style:font-style-complex="normal"/>
    </style:style>
    <style:style style:name="T10" style:family="text">
      <style:text-properties fo:font-style="normal" officeooo:rsid="000cc10f" style:font-style-asian="normal" style:font-style-complex="normal"/>
    </style:style>
    <style:style style:name="T11" style:family="text">
      <style:text-properties fo:font-style="normal" officeooo:rsid="000f7422" style:font-style-asian="normal" style:font-style-complex="normal"/>
    </style:style>
    <style:style style:name="T12" style:family="text">
      <style:text-properties fo:font-style="normal" officeooo:rsid="0011657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re Are No Bugs, Only Problems</text:p>
      <text:p text:style-name="Subtitle">An Essay by Blue-Maned_Hawk</text:p>
      <text:p text:style-name="P2">(<text:a xlink:type="simple" xlink:href="https://bluemanedhawk.github.io/Creations/Writing/Essays/There_Are_No_Bugs,_Only_Problems.html" text:style-name="Internet_20_link" text:visited-style-name="Visited_20_Internet_20_Link">HTML version</text:a> | <text:a xlink:type="simple" xlink:href="https://bluemanedhawk.github.io/Creations/Writing/Essays/There_Are_No_Bugs,_Only_Problems.odt" text:style-name="Internet_20_link" text:visited-style-name="Visited_20_Internet_20_Link">Source</text:a>)</text:p>
      <text:p text:style-name="P1">Many pieces of software have two methods of <text:span text:style-name="T1">submitting feedback on the software: <text:s/>bug reports, and feature requests. <text:s/>In this essay, i will argue that the distinction between these is arbitrary and unhelpful, that having a dedicated space for feature requests encourages poor maintainance of software, and that the only thing worth keeping track of in a project is problems with the software.</text:span></text:p>
      <text:p text:style-name="P3">What is the distinction between a bug report and a feature request? <text:s/>An average definition would probably be something like "feature requests are for requesting new things to be added, and bug reports are for reporting problems". <text:s/>This already leaves us with a problem: <text:s/>there's nowhere to request changes or deletions. <text:s/>Let's ignore that problem for now, and instead ask: <text:s/>Okay, so what counts as a bug?</text:p>
      <text:p text:style-name="P3">An average definition of a bug would probably be something like "something that the maintainers of the software didn't intend". <text:s/>Notice that this definition does not implicate that there is something <text:span text:style-name="T2">wrong</text:span><text:span text:style-name="T7"> with the unintended thing; this already leads to the contradiction of this definition with the common sense of "bugs are things to be fixed". <text:s/>Applying this bit of common sense indiscriminately would </text:span><text:span text:style-name="T8">mean that things would get removed from the software </text:span><text:span text:style-name="T3">even if they happen</text:span><text:span text:style-name="T8"> to be good. <text:s/>While this pitfall is </text:span><text:span text:style-name="T3">often</text:span><text:span text:style-name="T8"> recognized by the maintainers of software, it isn't always.</text:span></text:p>
      <text:p text:style-name="P4"><text:span text:style-name="T7">A bigger problem with this definition is that it is vague. <text:s/>Suppose, for example, that some new object is added to a multiplayer game that ends up throwing off the balance of the game. <text:s/>Would a request to remove that object be more suited as a bug report, or a feature request? <text:s/>Either side could be argued here. <text:s/>Perhaps it should be a feature request; after all, the addition of the object was completely intentional. <text:s/>Perhaps it should be a bug report; after all, the maintainers certainly didn't mean to throw off the balance of the game.</text:span></text:p>
      <text:p text:style-name="P4"><text:span text:style-name="T7">In this particular instance, one will find that most people will intuitively think that it would be more appropriate as a feature request. <text:s/>Repeated trials will end up betraying a certain </text:span><text:span text:style-name="T9">criterion: <text:s/>most people only consider something unintended to be a bug if it is some mistake in the </text:span><text:span text:style-name="T4">source of the software itself</text:span><text:span text:style-name="T9"> (the code or the assets), not if it's a mistake in the design of something. <text:s/>Why? <text:s/>While it is true that there is no obvious benefit to this, closer inspection will reveal that there is no non-obvious benefit either. <text:s/>This distinction is arbitrary and unhelpful.</text:span></text:p>
      <text:p text:style-name="P5"><text:span text:style-name="T7">Now let's get back to that problem we ignored before: <text:s/>an average definition of "feature request" would probably not make any provisions for requesting changes or deletions. <text:s/>This is something that flies right in the face of intelligent software design: <text:s/></text:span><text:span text:style-name="T10">changing things that exist and removing things that are harmful are important tools in the solution of problems when maintaining software. <text:s/>By having a dedicated space for feature requests for a piece of software, users of that software are encouraged to come up with solutions to the problems that they encounter in the software that add new things to the software, instead of coming up with solutions that change what already exists or remove things from the software. <text:s/>These additions will result in the software becoming bloated over time—after all, software bloat is quite literally the addition of unnecessary things to software over time.</text:span></text:p>
      <text:p text:style-name="P6"><text:soft-page-break/><text:span text:style-name="T10">W</text:span><text:span text:style-name="T7">hen maintaining a piece of software, what is worth doing? <text:s/>What purpose is there in doing something that does not fix a problem with the software? <text:s/>Even if something that the users of the software want in the software feels like it doesn't fix a problem, a deeper analysis of the request and an introspection into the desires of the users will often reveal that, unwittingly, they have requested it because there is some sort of </text:span><text:span text:style-name="T2">problem</text:span><text:span text:style-name="T7"> in the software that needs to be fixed. <text:s/>But that solution, that request, may not necessarily be the </text:span><text:span text:style-name="T2">best</text:span><text:span text:style-name="T7"> solution to the problem; often, brainstorming and experimentation is necessary to determine what is the most optimal solution to the problem.</text:span></text:p>
      <text:p text:style-name="P6"><text:span text:style-name="T7">By this measure, why should the solutions be the thing to keep track of? <text:s/>What matters are the problems that the solutions solve,</text:span><text:span text:style-name="T11"> so it should be </text:span><text:span text:style-name="T5">those</text:span><text:span text:style-name="T11"> that are kept track of, with the solutions kept track of under the scope of the corresponding problems.</text:span></text:p>
      <text:p text:style-name="P7"><text:span text:style-name="T7">But problems do not fall cleanly into either bugs or features to be requested when we use the average definitions. <text:s/>Some would be better filed as bug reports; others would be better filed as feature requests; still others don't really work as either one, or teeter on the edge of one or the other. <text:s/>This makes the distinction between bug reports and feature requests unhelpful.</text:span></text:p>
      <text:p text:style-name="P7"><text:span text:style-name="T7">By this reasoning, a piece of software ought not to have separate spaces for </text:span><text:span text:style-name="T12">bug reports and feature request. <text:s/>Instead, a wisely-maintained piece of sofware ought to have a single space for the reporting of all </text:span><text:span text:style-name="T6">problems</text:span><text:span text:style-name="T12">, where solutions can be discussed and experimented with. <text:s/>By this design, the software shall fight bloat and shall provide a more effective and useful way for the general user to contribute to its improvement.</text:span></text:p>
      <text:p text:style-name="Horizontal_20_Line"/>
      <text:p text:style-name="P8">LICENSE</text:p>
      <text:p text:style-name="P8">Copyright © 2022 Blue-Maned_Hawk. All rights reserved.</text:p>
      <text:p text:style-name="P9">You may freely use this work for any purpose, to the extent permitted by law. You may freely make this work available to others by any means, to the extent permitted by law. You may freely modifythis work in any way, to the extent permitted by law. You may freely make works derived from this work available to others by any means, to the extent permitted by law.</text:p>
      <text:p text:style-name="P9">Should you choose to exercise any of these rights, you must give clear and conspicuous attribution to the original author, and you must not make it seem in any way like the author condones youract of exercising these rights in any way.</text:p>
      <text:p text:style-name="P8">Should you choose to exercise the second right listed above, you must make this license clearly and conspicuously available along with the original work, and you must clearly and conspicuouslymake the information necessary to reconstruct the work available along with the work.</text:p>
      <text:p text:style-name="P8">Should you choose to exercise the fourth right listed above, you must put any derived works you construct under a license that grants the same rights as this one under the same conditions andwith the same restrictions, you must clearly and conspicuously make that license available alongside the work, you must clearly and conspicuously make the information necessary to reconstructthe work available alongside the work, you must clearly and conspicuously describe the changes which have been made from the original work, and you must not make it seem in any way like yourderived works are the original work in any way.</text:p>
      <text:p text:style-name="P8">This license only applies to the copyright of this work, and does not apply to any other intellectual property rights, including but not limited to patent and trademark rights.</text:p>
      <text:p text:style-name="P8">THIS WORK COMES WITH ABSOLUTELY NO WARRANTY OF ANY KIND, IMPLIED OR EXPLICIT. THE AUTHOR DISCLAIMS ANY LIABILITY FOR ANY DAMAGES OF ANY KIND CAUSED DIRECTLY OR INDIRECTLY BY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Barlow Condensed" fo:font-family="'Barlow Condensed'" style:font-pitch="variable" officeooo:rsid="000612b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officeooo:rsid="000612bd"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3-01-14T23:44:58.298508380</dc:date>
    <meta:editing-duration>PT4M18S</meta:editing-duration>
    <meta:editing-cycles>1</meta:editing-cycles>
    <meta:document-statistic meta:table-count="0" meta:image-count="0" meta:object-count="0" meta:page-count="2" meta:paragraph-count="21" meta:word-count="1198" meta:character-count="7139" meta:non-whitespace-character-count="5930"/>
  </office:meta>
</office:document-meta>
</file>